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riam Libre" svg:font-family="'Miriam Libre'" style:font-pitch="variable"/>
    <style:font-face style:name="Miriam Libre1" svg:font-family="'Miriam Libre'" style:font-adornments="Bold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3.5cm" fo:min-width="4.25cm"/>
    </style:style>
    <style:style style:name="gr2" style:family="graphic" style:parent-style-name="standard">
      <style:graphic-properties svg:stroke-width="0.1cm" draw:marker-start-width="0.35cm" draw:marker-end-width="0.35cm" draw:fill="solid" draw:fill-color="#eeeeee" draw:textarea-horizontal-align="justify" draw:textarea-vertical-align="middle" draw:auto-grow-height="false" fo:min-height="3.5cm" fo:min-width="4.25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669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eeeeee" draw:textarea-horizontal-align="justify" draw:textarea-vertical-align="middle" draw:auto-grow-height="false" fo:min-height="2.95cm" fo:min-width="3.5cm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3.286cm" fo:min-width="3.39cm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8" style:family="graphic" style:parent-style-name="objectwithoutfill">
      <style:graphic-properties draw:marker-end="Arrowheads_20_18" draw:marker-end-width="0.3cm" draw:fill="none" draw:fill-color="#729fcf" draw:textarea-vertical-align="middle"/>
    </style:style>
    <style:style style:name="gr9" style:family="graphic" style:parent-style-name="objectwithoutfill">
      <style:graphic-properties draw:marker-end="Arrowheads_20_20" draw:marker-end-width="0.3cm" draw:fill="none" draw:fill-color="#729fcf" draw:textarea-vertical-align="middle"/>
    </style:style>
    <style:style style:name="gr10" style:family="graphic" style:parent-style-name="objectwithoutfill">
      <style:graphic-properties draw:marker-end="Arrowheads_20_21" draw:marker-end-width="0.3cm" draw:fill="none" draw:fill-color="#729fcf" draw:textarea-vertical-align="middle"/>
    </style:style>
    <style:style style:name="gr11" style:family="graphic" style:parent-style-name="objectwithoutfill">
      <style:graphic-properties draw:marker-end="Arrowheads_20_22" draw:marker-end-width="0.3cm" draw:fill="none" draw:fill-color="#729fcf" draw:textarea-vertical-align="middle"/>
    </style:style>
    <style:style style:name="gr12" style:family="graphic" style:parent-style-name="objectwithoutfill">
      <style:graphic-properties draw:marker-end="Arrowheads_20_23" draw:marker-end-width="0.3cm" draw:fill="none" draw:fill-color="#729fcf" draw:textarea-vertical-align="middle"/>
    </style:style>
    <style:style style:name="gr13" style:family="graphic" style:parent-style-name="objectwithoutfill">
      <style:graphic-properties draw:marker-end="Arrowheads_20_24" draw:marker-end-width="0.3cm" draw:fill="none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80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409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eeeee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75cm" svg:height="3.75cm" svg:x="14.5cm" svg:y="7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5cm" svg:height="3.75cm" svg:x="7.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75cm" svg:height="3.75cm" svg:x="1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cm" svg:height="1.25cm" svg:x="8.65cm" svg:y="3.55cm">
          <draw:text-box>
            <text:p>Admin</text:p>
          </draw:text-box>
        </draw:frame>
        <draw:frame draw:style-name="gr3" draw:text-style-name="P3" draw:layer="layout" svg:width="3cm" svg:height="1.25cm" svg:x="15.9cm" svg:y="8.5cm">
          <draw:text-box>
            <text:p>User</text:p>
          </draw:text-box>
        </draw:frame>
        <draw:frame draw:style-name="gr4" draw:text-style-name="P3" draw:layer="layout" svg:width="3.75cm" svg:height="1.919cm" svg:x="1.7cm" svg:y="8.65cm">
          <draw:text-box>
            <text:p>Database</text:p>
          </draw:text-box>
        </draw:frame>
        <draw:custom-shape draw:style-name="gr5" draw:text-style-name="P4" draw:layer="layout" svg:width="4cm" svg:height="3.2cm" svg:x="1.4cm" svg:y="7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5.5cm" svg:height="5cm" svg:x="7.2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3" draw:layer="layout" svg:width="3cm" svg:height="1.5cm" svg:x="8.6cm" svg:y="10.95cm">
          <draw:text-box>
            <text:p>System</text:p>
          </draw:text-box>
        </draw:frame>
        <draw:connector draw:style-name="gr8" draw:text-style-name="P5" draw:layer="layout" svg:x1="11.895cm" svg:y1="13.268cm" svg:x2="16.875cm" svg:y2="11cm" draw:start-shape="id1" draw:start-glue-point="9" draw:end-shape="id2" draw:end-glue-point="2" svg:d="M11895 13268v1234h4980v-3502" svg:viewBox="0 0 4981 3503">
          <text:p/>
        </draw:connector>
        <draw:connector draw:style-name="gr9" draw:text-style-name="P5" draw:layer="layout" svg:x1="14.5cm" svg:y1="9.125cm" svg:x2="12.7cm" svg:y2="11.5cm" draw:start-shape="id2" draw:start-glue-point="3" draw:end-shape="id1" draw:end-glue-point="10" svg:d="M14500 9125h-899v2375h-901" svg:viewBox="0 0 1801 2376">
          <text:p/>
        </draw:connector>
        <draw:connector draw:style-name="gr10" draw:text-style-name="P5" draw:layer="layout" svg:x1="12.25cm" svg:y1="4.125cm" svg:x2="11.895cm" svg:y2="9.732cm" draw:start-shape="id3" draw:start-glue-point="1" draw:end-shape="id1" draw:end-glue-point="11" svg:d="M12250 4125h501v3375h-856v2232" svg:viewBox="0 0 857 5608">
          <text:p/>
        </draw:connector>
        <draw:connector draw:style-name="gr11" draw:text-style-name="P5" draw:layer="layout" svg:x1="9.95cm" svg:y1="9cm" svg:x2="9.875cm" svg:y2="6cm" draw:start-shape="id1" draw:start-glue-point="4" draw:end-shape="id3" draw:end-glue-point="2" svg:d="M9950 9000v-1500h-75v-1500" svg:viewBox="0 0 76 3001">
          <text:p/>
        </draw:connector>
        <draw:connector draw:style-name="gr12" draw:text-style-name="P5" draw:layer="layout" svg:x1="5.75cm" svg:y1="9.125cm" svg:x2="8.005cm" svg:y2="9.732cm" draw:start-shape="id4" draw:start-glue-point="1" draw:end-shape="id1" draw:end-glue-point="5" svg:d="M5750 9125h750v-626h1505v1233" svg:viewBox="0 0 2256 1234">
          <text:p/>
        </draw:connector>
        <draw:connector draw:style-name="gr13" draw:text-style-name="P5" draw:layer="layout" svg:x1="7.2cm" svg:y1="11.5cm" svg:x2="3.375cm" svg:y2="11cm" draw:start-shape="id1" draw:start-glue-point="6" draw:end-shape="id4" draw:end-glue-point="2" svg:d="M7200 11500h-700v50h-3125v-550" svg:viewBox="0 0 3826 551">
          <text:p/>
        </draw:connector>
        <draw:frame draw:style-name="gr4" draw:text-style-name="P3" draw:layer="layout" svg:width="4.25cm" svg:height="1.919cm" svg:x="8.55cm" svg:y="15.45cm">
          <draw:text-box>
            <text:p>(Level - 0)</text:p>
          </draw:text-box>
        </draw:frame>
        <draw:frame draw:style-name="gr14" draw:text-style-name="P3" draw:layer="layout" svg:width="4.7cm" svg:height="0.853cm" svg:x="12.05cm" svg:y="13.85cm">
          <draw:text-box>
            <text:p><text:span text:style-name="T1">Retrieve map data</text:span></text:p>
          </draw:text-box>
        </draw:frame>
        <draw:frame draw:style-name="gr15" draw:text-style-name="P7" draw:layer="layout" svg:width="2.15cm" svg:height="2.057cm" svg:x="12.35cm" svg:y="7.851cm">
          <draw:text-box>
            <text:p text:style-name="P6"><text:span text:style-name="T1">Input </text:span></text:p>
            <text:p text:style-name="P6"><text:span text:style-name="T1">data</text:span></text:p>
          </draw:text-box>
        </draw:frame>
        <draw:frame draw:style-name="gr16" draw:text-style-name="P3" draw:layer="layout" svg:width="5.25cm" svg:height="1.537cm" svg:x="12.7cm" svg:y="4.45cm">
          <draw:text-box>
            <text:p><text:span text:style-name="T2">M</text:span><text:span text:style-name="T2">a</text:span><text:span text:style-name="T2">p</text:span><text:span text:style-name="T2"> </text:span></text:p>
            <text:p><text:span text:style-name="T2">M</text:span><text:span text:style-name="T2">o</text:span><text:span text:style-name="T2">d</text:span><text:span text:style-name="T2">i</text:span><text:span text:style-name="T2">f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17" draw:text-style-name="P7" draw:layer="layout" svg:width="3.75cm" svg:height="2.659cm" svg:x="6.25cm" svg:y="6.293cm">
          <draw:text-box>
            <text:p text:style-name="P6"><text:span text:style-name="T1">Data training/</text:span></text:p>
            <text:p text:style-name="P6"><text:span text:style-name="T1">Updates</text:span></text:p>
          </draw:text-box>
        </draw:frame>
        <draw:frame draw:style-name="gr14" draw:text-style-name="P3" draw:layer="layout" svg:width="4.7cm" svg:height="0.853cm" svg:x="3.95cm" svg:y="11.497cm">
          <draw:text-box>
            <text:p><text:span text:style-name="T1">Map data</text:span></text:p>
          </draw:text-box>
        </draw:frame>
        <draw:frame draw:style-name="gr14" draw:text-style-name="P3" draw:layer="layout" svg:width="4.7cm" svg:height="1.455cm" svg:x="6.45cm" svg:y="8.6cm">
          <draw:text-box>
            <text:p><text:span text:style-name="T1">Ma</text:span><text:span text:style-name="T1">p </text:span></text:p>
            <text:p><text:span text:style-name="T1">dat</text:span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riam Libre" svg:font-family="'Miriam Libre'" style:font-pitch="variable"/>
    <style:font-face style:name="Miriam Libre1" svg:font-family="'Miriam Libre'" style:font-adornments="Bold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iriam Libre1" fo:font-family="'Miriam Libre'" style:font-style-name="Bold" style:font-pitch="variable" fo:font-size="1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4T19:33:28.309824407</meta:creation-date>
    <dc:date>2022-07-04T22:24:15.469228488</dc:date>
    <meta:editing-duration>PT46S</meta:editing-duration>
    <meta:editing-cycles>2</meta:editing-cycles>
    <meta:generator>LibreOffice/7.3.2.2$Linux_X86_64 LibreOffice_project/49f2b1bff42cfccbd8f788c8dc32c1c309559be0</meta:generator>
    <meta:document-statistic meta:object-count="22"/>
  </office:meta>
</office:document-meta>
</file>